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339cm" fo:text-align="start" style:justify-single-word="false" fo:orphans="2" fo:text-indent="0cm" style:auto-text-indent="false"/>
      <style:text-properties fo:font-variant="normal" fo:text-transform="none" fo:color="#000000" style:text-line-through-style="none" style:text-line-through-type="none" style:font-name="monospace" fo:font-size="8.39999961853027pt" fo:letter-spacing="normal" fo:font-style="normal" style:text-underline-style="none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'Stationnement', 'Station / arrÌ»t\tGARE DE SAINT CLOUD', 'Pause sur la route', 'MÌ©tro Place de Clichy', 'Carrossier', 'RER E BONDY', 'Station / arrÌ»t\tgare Sartrouville', 'Gare de Saint Quentin en Yvelines', 'GARE DE MELUN', 'Accompagnement de personne', 'LIGNE J GARE DE CORMEILLES EN PARISIS', 'Gare Ablon', 'Gare Saint CLoud-2', 'Point de passage fonctionnel-3', 'GARE DE VANVES MALAKOFF', 'Auchan Cergy', 'PÌ©age', 'vide', 'GARE DE LA DEFENSE', 'Gare Joinville-Le-Pont', 'Bus Avenue de la RÌ©publique', 'RER nterre-UniversitÌ©', 'Point de passage fonctionnel-5', 'Monoprix', 'Gare Argenteuil', 'RER NTERRE VILLE', 'RER Saint Denis', 'Gare RER Saint Gratien', 'RER nterre UniversitÌ©', 'Stationnement vÌ©hicule', 'RER Station / arrÌ»t\tNTERRE VILLE', 'RER Joinville le Pont', 'Lieu de rÌ©sidence', 'Bus route de Plessis', 'AMIS', 'RER E LES BOULLEREAUX CHAMPIGNY', 'Gare Clichy Levallois', 'Gare Suresnes - Mont ValÌ©rien', 'CafÌ©', "Stationnement Lieu d''accompagnement GYMSE", 'RER A NTERRE VILLE', 'RER Epiy sur seine', 'Centre commercial Bercy 2', 'RER nterre PrÌ©fecture', 'RER B LA COURNEUVE AUBERVILLIERS', 'IKEA', 'Parking centre commercial', 'RER Val de Fontey', "Gare Saint Ouen L'AumÌ«ne Quartier de L'Eglise", 'Gare La DÌ©fense', 'VÌ©rification de ses mails-2', "Gare d'Herblay", 'Ami-3', 'DÌ©pose participant', 'Lieu de visite AMIS RUE GALVANI', 'Epicerie exotique', 'AchÌ¬res - Ville', 'Domicile', 'RER C VITRY SUR SEINE', 'Point de passage fonctionnel 4', 'Gare AchÌ¬res-Ville', 'DÌ©pose Ì©pouse', 'Tram Puteaux', 'ForÌ»t de Saint Palais', 'Essence', 'RER La Courneuve Aubervilliers', 'RÌ©sidence', 'RER D Vitry sur Seine', 'RER Rueil Malmaison', 'Amis-2', 'Suresnes-Mont-ValÌ©rien', "RER Noisy Le Grand Mont d'Est", 'RER Noisiel', 'Station / arrÌ»t\trer issy', 'GARE DE BECON LES BRUYERES', 'Stationnement travail', 'Gare Houilles CarriÌ¬res sur Seine', 'Tramway Puteaux', 'RER A POISSY', 'CimetiÌ¬re', 'Tram BelvÌ©dÌ¬re', 'Aires de Morainvilliers', 'La DÌ©fense', 'RER Noisy Le Grand', 'Gare Bourg La Reine', 'Famille-2', 'GARE DE FONTEY LE FLEURY', 'Gare Fontey-sous-Bois', 'Gare Montreuil', "Gare Saint Ouen L'AumÌ«ne Liesse", 'Attente de sa fille', 'Bus Avenue de la RÌ©publique-2', 'KinÌ©', 'ArrÌ»t de bus RER Epiy sur Seine'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S</meta:editing-duration>
    <meta:editing-cycles>3</meta:editing-cycles>
    <meta:generator>LibreOffice/5.4.6.2$Windows_X86_64 LibreOffice_project/4014ce260a04f1026ba855d3b8d91541c224eab8</meta:generator>
    <dc:date>2018-05-04T00:10:42.476000000</dc:date>
    <meta:document-statistic meta:table-count="0" meta:image-count="0" meta:object-count="0" meta:page-count="1" meta:paragraph-count="1" meta:word-count="301" meta:character-count="2254" meta:non-whitespace-character-count="1954"/>
    <meta:user-defined meta:name="Info 1"/>
    <meta:user-defined meta:name="Info 2"/>
    <meta:user-defined meta:name="Info 3"/>
    <meta:user-defined meta:name="Info 4"/>
  </office:meta>
</office:document-meta>
</file>